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0.101" calcext:value-type="float">
            <text:p>0,101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0.152" calcext:value-type="float">
            <text:p>0,152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float" office:value="0.203" calcext:value-type="float">
            <text:p>0,203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float" office:value="0.254" calcext:value-type="float">
            <text:p>0,254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0.3051" calcext:value-type="float">
            <text:p>0,3051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float" office:value="0.3551" calcext:value-type="float">
            <text:p>0,3551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float" office:value="0.4071" calcext:value-type="float">
            <text:p>0,4071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0.4581" calcext:value-type="float">
            <text:p>0,4581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office:value-type="float" office:value="0.5091" calcext:value-type="float">
            <text:p>0,5091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2T13:54:29.266472736</meta:creation-date>
    <dc:date>2024-07-02T13:57:09.427481263</dc:date>
    <meta:editing-duration>PT2M42S</meta:editing-duration>
    <meta:editing-cycles>1</meta:editing-cycles>
    <meta:document-statistic meta:table-count="1" meta:cell-count="20" meta:object-count="0"/>
    <meta:generator>LibreOffice/7.6.7.2$Linux_X86_64 LibreOffice_project/60$Build-2</meta:generator>
  </office:meta>
</office:document-meta>
</file>